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6"><text:text-input text:description="&lt;/if&gt;">endtest</text:text-input></text:span> </text:p>
            <text:p text:style-name="P47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oM&quot;)&gt;">UoM</text:text-input></text:p>
          </table:table-cell>
          <table:table-cell table:style-name="Table2.B1" office:value-type="string">
            <text:p text:style-name="P64"><text:text-input text:description="&lt;_(&quot;Unit price&quot;)&gt;">Unit price</text:text-input></text:p>
          </table:table-cell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8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6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9"><text:span text:style-name="T19">[</text:span>%<text:span text:style-name="T19">]</text:span></text:p>
          </table:table-cell>
          <table:table-cell table:style-name="Table2.H2" office:value-type="string">
            <text:p text:style-name="P68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8"><text:text-input text:description="&lt;_(&quot;TOTAL DISCOUNT&quot;)&gt;">TOTAL DISCOUNT</text:text-input>:</text:p>
            <text:p text:style-name="P80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9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4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5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60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7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1:39:59.175883174</dc:date>
    <meta:editing-duration>P1DT17H42M38S</meta:editing-duration>
    <meta:editing-cycles>266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12" meta:character-count="1393" meta:non-whitespace-character-count="1307"/>
  </office:meta>
</office:document-meta>
</file>